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T2" style:family="text">
      <style:text-properties fo:font-weight="bold"/>
    </style:style>
    <style:style style:name="T3" style:family="text">
      <style:text-properties fo:font-weight="bold" style:text-underline-type="single" style:text-underline-style="solid"/>
    </style:style>
    <style:style style:name="P1" style:family="paragraph" style:parent-style-name="Normal">
      <style:paragraph-properties fo:text-align="right"/>
    </style:style>
    <style:style style:name="P2" style:family="paragraph" style:parent-style-name="Normal">
      <style:paragraph-properties fo:text-align="center"/>
    </style:style>
    <style:style style:name="P3" style:family="paragraph" style:parent-style-name="Normal">
      <style:paragraph-properties fo:text-align="justify"/>
    </style:style>
  </office:automatic-styles>
  <office:body>
    <office:text>
      <text:p text:style-name="P1">P: proposition</text:p>
      <text:p text:style-name="P1"><text:tab/><text:tab/> <text:s text:c="6"/>R: report</text:p>
      <text:p text:style-name="P1">O/N: observation/note</text:p>
      <text:p text:style-name="P2"/>
      <text:p text:style-name="P2"/>
      <text:p text:style-name="P2"/>
      <text:p text:style-name="P2">Document 01P: On Awareness</text:p>
      <text:p text:style-name="P2">Mon 27, 03, 23</text:p>
      <text:p text:style-name="P2">21:49</text:p>
      <text:p text:style-name="Normal"/>
      <text:p text:style-name="Normal"><text:tab/>Is it cooler this way? Maybe just cringe-worthy. I don't care. We have- finish your apple first, there's a reason why I disfavour multi-tasking. </text:p>
      <text:p text:style-name="Normal"><text:tab/>Let me give you another argument against multi-tasking: I didn't realize how sweet and crunchy the apple was until I thought about it. It was a good apple. Sigh. Sometimes I want to be like Mikku, just enjoying the food I eat. But I always forget. Forgetting really just might be my worst enemy. Anyway, what shall we talk about first? The format, let's get that done and over with.</text:p>
      <text:p text:style-name="Normal"/>
      <text:p text:style-name="Normal"><text:tab/>Basically, I'm breaking away from the standard notebook format I've been using from the beginning, and this change of format is really only to remind myself of one thing: to “write [only] when something's worth writing”. Hence why each document has a subject. And, the title hopefully reminds me that this isn't to be treated as a diary. Rather, as what the title says. </text:p>
      <text:p text:style-name="Normal"/>
      <text:p text:style-name="Normal"><text:tab/>So, there is something I wanted to talk about, or rather to think about, and it might be better put to paper. You aren't without knowing that we've been trying very hard to augment our own awareness of the surrounding world. Basically, improve situational awareness. We've attempted meditation, mindfulness, plain brute force awareness, and yet here we are, over half a year gone by since we decided to prioritize it, and we have precious little to show for our efforts. </text:p>
      <text:p text:style-name="Normal"><text:tab/>Now that I think about it, the implementations were all clumsy and far too stiff, far too inflexible. <text:span text:style-name="T1">We might look into that later</text:span>. But for now, there's something else I want to try. I'm still not giving up on awareness, however, taking inspiration from my pre-conceived image of the average high level person, I will not focus on it. Instead, I'm hoping to gain it as a collateral. This, in practice, means that as we focus on some other goal, our awareness gets honed as a side-effect. </text:p>
      <text:p text:style-name="Normal"/>
      <text:p text:style-name="Normal"><text:tab/>Also, allow me to divagate once again, but I love how we chose to use as much vocabulary as possible here. At least three reasons for that, i.e. expand used vocabulary, showing off and avoiding repetitions. [I had it marked as writing and showing off at first, but writing was too generic and encompassed the above two.]</text:p>
      <text:p text:style-name="Normal"/>
      <text:p text:style-name="Normal"><text:tab/>Back to our main subject. I want to try this thing. And for that, I will need a goal. We currently have one, though I'm not sure if it's specific enough for this purpose. To study. Is it too generic? Possibly. The thing about it is that it's a long term goal, and its immediate effects are, well, none. No, I mean to say, we can theoretically appreciate progress, but accomplishment will take so long we might as well not see any. This means that we'll be discouraged from that goal. Huh, I never thought about that. Writing is a godsend. This means that in our objective of studying, we now have a target to defeat: lack of motivation. We always knew that, but now we can put a face to it. Now we know where it comes from. Ah, what a pain, it's only been a few minutes but it feels like I've known its origin since forever. Maybe we actually did, just never put it into words until now. Maybe. Let's not get side-tracked. </text:p>
      <text:p text:style-name="Normal"><text:tab/>See, statistically, knowing that won't help. Our track records shows 100% failure rate on endeavours of this type. As in, you will be discouraged, and one day you simply forget to fight back. And that one day becomes two. And two becomes three, and so on. So let's be a little less stupid about this. We also know that success rate in general is abysmal when it comes to big tasks. Not just for us, I'm ready to bet this goes for all humans. This is because such tasks usually require unholy amounts of determination to see through. Half-arsed conviction just won't be enough. </text:p>
      <text:p text:style-name="Normal"><text:tab/>This is a long-winded way to say what? That we need either another objective, or approach the current one in a different manner. I vote for the latter. And my immediate proposition is milestones. Divide our big task into multiple smaller ones. Then, appreciating the progress will be much easier. </text:p>
      <text:p text:style-name="Normal">Anyone else with something else to propose? Anyone opposes this? No? Am I the only one here? Right, yes, we are. Division it is. </text:p>
      <text:p text:style-name="Normal"/>
      <text:p text:style-name="Normal"><text:tab/></text:p>
      <text:p text:style-name="Normal"/>
      <text:p text:style-name="Normal">First, identify objective. To study actually means to graduate from university. Ah, I want the ability to make tables... Let's have it in multiple levels.</text:p>
      <text:p text:style-name="Normal"><text:tab/><text:tab/><text:tab/><text:tab/></text:p>
      <text:p text:style-name="Normal"><text:tab/><text:tab/><text:tab/><text:span text:style-name="T2">Level 0</text:span>: Graduate from university</text:p>
      <text:p text:style-name="Normal"><text:tab/><text:tab/><text:tab/><text:tab/><text:span text:style-name="T2">Level 1</text:span>: Division<text:tab/><text:tab/></text:p>
      <text:p text:style-name="Normal"><text:tab/><text:tab/><text:tab/><text:tab/><text:tab/>-Div1: Finish exams </text:p>
      <text:p text:style-name="Normal"><text:tab/><text:tab/><text:tab/><text:tab/><text:tab/>-Div2: Thesis </text:p>
      <text:p text:style-name="Normal"><text:tab/><text:tab/><text:tab/><text:tab/><text:tab/><text:span text:style-name="T2">Level 2</text:span>: Subdivision <text:tab/><text:tab/><text:tab/></text:p>
      <text:p text:style-name="Normal"><text:tab/><text:tab/><text:tab/><text:tab/><text:tab/><text:tab/>-SubDiv1.1: <text:s text:c="1"/>Purely Written Exams</text:p>
      <text:p text:style-name="Normal"><text:tab/><text:tab/><text:tab/><text:tab/><text:tab/><text:tab/>-SubDiv1.2: Written And Oral exams</text:p>
      <text:p text:style-name="Normal"><text:tab/><text:tab/><text:tab/><text:tab/><text:tab/><text:tab/>-SubDiv1.3: Projects/Others</text:p>
      <text:p text:style-name="Normal"><text:tab/><text:tab/><text:tab/><text:tab/><text:tab/><text:tab/> <text:s text:c="1"/>Div2 needs no further subdivision for now.</text:p>
      <text:p text:style-name="Normal"/>
      <text:p text:style-name="Normal"><text:tab/>I like this. We can make a spreadsheet for this. I made this choice of subdivision as I believe this is how we really divide our exams in my mind, and not by semester or year. Yup, with this subdivision, things look a lot less daunting. In fact, a spreadsheet just might show us that there's less to do than expected. Because each subdivision is actually small, and yet significant. We'll get to making this spreadsheet then. Been a while since we made one of those. In fact, we haven't made one for ourselves since the productivity reports back in 2021.</text:p>
      <text:p text:style-name="Normal">So, before we forget what this was all about. Awareness. I'm doing this in the hopes that awareness is a collateral, a side-effect. Mind you those two expressions aren't synonyms. Shut up I write whatever I want. Hmm, I guess they are closer to cousins than synonyms. Related, but not so strongly. Still, I don't really see how awareness could become a collateral. I mean, it can happen, but not that easily. Regardless, let's give this a try, especially since it helps with something that really needs helping.</text:p>
      <text:p text:style-name="Normal"/>
      <text:p text:style-name="Normal"><text:tab/>Alright, we can end this here. A pretty good first document you have here. This file might have some potential. As a parenthesis, I added R as a possible document type so that we come back to this from time to time even if we don't have ideas we want to explore. So... basically you're allowing the transformation into a glorified diary? I am, but hopefully it doesn't become that. A strange move, but I like it. Alright then, until next time.</text:p>
      <text:p text:style-name="Normal"/>
      <text:p text:style-name="Normal"><text:tab/>Right. One last thing. Things like A1 to A3 become relics. No need to deactivate them, we can keep them as a reminder, but practice is no longer required. Ughh... I'm really not sure about that... Let's try this method, then we can back down on this statement if need be. Eat our own words, huh. If need be. </text:p>
      <text:p text:style-name="P3"/>
      <text:p text:style-name="P3"/>
      <text:p text:style-name="P3"/>
      <text:p text:style-name="P3"/>
      <text:p text:style-name="P3">------------------------------------------------------------------------------------------------------------------------------------------------------------------------------------------------------------------------------------------------------------------</text:p>
      <text:p text:style-name="P3"/>
      <text:p text:style-name="P3"/>
      <text:p text:style-name="P3"/>
      <text:p text:style-name="P3"/>
      <text:p text:style-name="P2">Document 02P: Sharpness</text:p>
      <text:p text:style-name="P2">Tue 28, 03, 23</text:p>
      <text:p text:style-name="P2">19:59</text:p>
      <text:p text:style-name="P2"/>
      <text:p text:style-name="Normal"><text:tab/>I didn't think we'd have a new document so soon, especially not a P type. But here we are. It's very simple, I'll keep it short: be less stupid please, because you're very good at making me hate you. Optimization classes are a fucking disaster. You, are a fucking disaster. No, I'm going off the rails, but damn you're not making it easy for me. The most frustrating thing about this is that I know it's within my capacities to follow, but I fail to. I lack confidence, then I can't compute for shit, I can't think for shit. I don't reason. You always left everything to your instincts. Well, now they're not enough anymore. But I said I'd keep it short.</text:p>
      <text:p text:style-name="Normal"><text:tab/>Proposition: sharpen your brain. Resume playing chess, study hard, you've rested long enough on your laurels. Your brain is like your body: if you don't keep it in shape, it's not gonna be in shape. Who would have thought, right? That's all. </text:p>
      <text:p text:style-name="Normal"><text:tab/>Sigh, too angry this time. Far too angry. But we'll allow it, as a way to kickstart you. He is right, despite his anger, you are right: you've rested long enough on your laurels. The nightfront says the same thing: it's about time we step up our game.</text:p>
      <text:p text:style-name="Normal"/>
      <text:p text:style-name="Normal"/>
      <text:p text:style-name="Normal"/>
      <text:p text:style-name="Normal"/>
      <text:p text:style-name="Normal">------------------------------------------------------------------------------------------------------------------------------------------------------------------------------------------------------------------------------------------------------------------</text:p>
      <text:p text:style-name="P3"/>
      <text:p text:style-name="Normal"/>
      <text:p text:style-name="Normal"/>
      <text:p text:style-name="P2"/>
      <text:p text:style-name="P2">Document 03P: Willpower</text:p>
      <text:p text:style-name="P2">Sun 02, 04, 23</text:p>
      <text:p text:style-name="P2">11:20</text:p>
      <text:p text:style-name="P2"/>
      <text:p text:style-name="Normal"><text:tab/>Now, while this is a proposition in theory, it is intended to be an encoding, i.e. the creation of a term to refer to something. In this case, we'll use 03P to refer to the deliberate use of willpower. And, using it in the way we intend to, for which the only encoding I have is 'blue'. A blazing, bright blue flame, our willpower. Not red, nor black, nor white, due of its nature. Blue, because it's willpower with the single goal of accomplishing the task we currently have, while being careful to use neither negative emotions like anger or hatred nor positive ones like love or compassion. I have no interest in either. Or rather, the kind of person I want to be does not leverage those emotions. Just pure willpower. As for why it's not red but blue, I hope you'll remember. Hint: 'red' encapsulates orange.</text:p>
      <text:p text:style-name="Normal"/>
      <text:p text:style-name="Normal"><text:tab/>Anyway. At first, this was actually meant to be a proper proposition: I had noticed that lately, I'd considered my days to be well spent when I'd used quite a lot of willpower in the way described above, to deal with optimization class and other stuff that I forget but that required willpower. In other words, I was quite happy with my discipline and my willpower. But, starting today, we have what is basically a week-long break. And I'd made the observation to myself that we were able to use willpower in the first place because we had objectives, we had things we needed to do. And so, the proposition would have been to consider our daily routine (as well as other tasks) to be worthy objectives, so that we don't let up, so we keep at it this pace.</text:p>
      <text:p text:style-name="Normal"/>
      <text:p text:style-name="Normal"><text:tab/>But after some thought, I decided against it. I had decided that those kind of things would happen naturally, without the need for a proposition. And I still believe so. But, I still decided to write it down as 03P, for encoding. From now on, the use of willpower in 'blue' can also be referred to as '03P'. </text:p>
      <text:p text:style-name="Normal"><text:tab/>Well now, without further ado.</text:p>
      <text:p text:style-name="Normal"/>
      <text:p text:style-name="Normal"/>
      <text:p text:style-name="Normal"/>
      <text:p text:style-name="Normal"/>
      <text:p text:style-name="Normal">------------------------------------------------------------------------------------------------------------------------------------------------------------------------------------------------------------------------------------------------------------------</text:p>
      <text:p text:style-name="Normal"/>
      <text:p text:style-name="Normal"/>
      <text:p text:style-name="Normal"/>
      <text:p text:style-name="Normal"/>
      <text:p text:style-name="P2">Document 04P: Technical prowess</text:p>
      <text:p text:style-name="P2">Sun 02, 04, 23</text:p>
      <text:p text:style-name="P2">11:36</text:p>
      <text:p text:style-name="Normal"/>
      <text:p text:style-name="Normal"><text:tab/>Seeing highly skilled people made me want to become skilled myself. It's the usual case of monkey see, monkey do. Liar, it isn't. Yeah, that was a white lie. It's more of a case of being inspired, I guess. So, this proposition is very simple and I'll keep it short. While we will be at least one year without writing a full story, that doesn't stop us from writing smaller things. And not just any smaller things. Things that will hone our skills. I never thought I'd use them, and if you told me five year ago that I would, I would've doubted you and looked at you sideways, but I will. In French, they're called “figures de style”. The objective is simple: learn to use them. Learn to make them. Incorporate them in our style. </text:p>
      <text:p text:style-name="Normal"><text:tab/>To me, no matter what the field, there's simply something so attractive about being a technician, knowing the smallest details, making use of that knowledge. There's simply something so attractive about being highly skilled. </text:p>
      <text:p text:style-name="Normal"><text:tab/>Of course, technicality also means the bigger picture, in our case. The details of creating a world. The positioning. Those things being more abstract, they're harder to learn and master. And my intentions are for you to master them. So, let 04P be this: become a technician. That is it for now, fare well.</text:p>
      <text:p text:style-name="Normal"><text:tab/>May I propose, for the execution of 04P, the creation of a training ground? Excellent proposition. We then have a choice to go crazy, that is to make it mandatory to train every day, or to be less extreme. What kind of technician do you want to be? The average, highly skilled one who's good but no exceptional? That's what I thought. Of course not.</text:p>
      <text:p text:style-name="Normal"/>
      <text:p text:style-name="Normal"/>
      <text:p text:style-name="Normal"/>
      <text:p text:style-name="Normal"/>
      <text:p text:style-name="Normal"/>
      <text:p text:style-name="Normal">------------------------------------------------------------------------------------------------------------------------------------------------------------------------------------------------------------------------------------------------------------------</text:p>
      <text:p text:style-name="P3"/>
      <text:p text:style-name="P3"/>
      <text:p text:style-name="P3"/>
      <text:p text:style-name="Normal"/>
      <text:p text:style-name="Normal"><text:tab/><text:span text:style-name="T2">Note: This is unrelated to 04P, but I couldn't help but notice that my feelings towards my own writing in this file are... less than positive. I do not like the way you've written so far, here. Be mindful of that. Write in a way that I like. Yes, it's hard, yes, I'm demanding, and yes, you </text:span><text:span text:style-name="T3">will</text:span><text:span text:style-name="T2"> write in a way that I like.</text:span></text:p>
      <text:p text:style-name="Normal"/>
      <text:p text:style-name="Normal"/>
      <text:p text:style-name="Normal"/>
      <text:p text:style-name="Normal"/>
      <text:p text:style-name="Normal">------------------------------------------------------------------------------------------------------------------------------------------------------------------------------------------------------------------------------------------------------------------</text:p>
      <text:p text:style-name="P3"/>
      <text:p text:style-name="Normal"/>
      <text:p text:style-name="Normal"/>
      <text:p text:style-name="Normal"/>
      <text:p text:style-name="P2">Document 01R: On 04P</text:p>
      <text:p text:style-name="P2">Sun 02, 04, 23</text:p>
      <text:p text:style-name="P2">19.45</text:p>
      <text:p text:style-name="P2"/>
      <text:p text:style-name="Normal"><text:tab/>So, regarding 04P. First, you should read what's on the 'Training Ground' file, but to give you a quick rundown, we're not gonna use it, because we have an even better training ground: our kanji deck on Anki. Shit, I don't have time. But basically, we will not always have the occasion to write full-fledged short stories. I just wrote one and it took me something like two hours. Hopefully it's good. So what do we do? I'll leave it for when I actually do have time to think about it. Fair. </text:p>
      <text:p text:style-name="Normal"><text:tab/>Alright, I'm here so let's think about it. Basically, it's impossible to write stories every day so what do we do, huh? I'm having ideas. Won't write them down, they'd require explanations on how Anki works and I can't be bothered. Approved. </text:p>
      <text:p text:style-name="Normal"/>
      <text:p text:style-name="Normal"/>
      <text:p text:style-name="Normal"/>
      <text:p text:style-name="Normal"><text:tab/></text:p>
      <text:p text:style-name="Normal">------------------------------------------------------------------------------------------------------------------------------------------------------------------------------------------------------------------------------------------------------------------</text:p>
      <text:p text:style-name="P3"/>
      <text:p text:style-name="P3"/>
      <text:p text:style-name="Normal"/>
      <text:p text:style-name="Normal"/>
      <text:p text:style-name="Normal"/>
      <text:p text:style-name="P2"><text:span text:style-name="T2">Adding O/N type for observations and notes. </text:span></text:p>
      <text:p text:style-name="P2"/>
      <text:p text:style-name="P2"><text:span text:style-name="T2">***************</text:span></text:p>
      <text:p text:style-name="Normal"/>
      <text:p text:style-name="Normal"/>
      <text:p text:style-name="Normal"/>
      <text:p text:style-name="Normal"/>
      <text:p text:style-name="P2">Observation 01O</text:p>
      <text:p text:style-name="P2">Sun 02, 04, 23</text:p>
      <text:p text:style-name="P2">23:15 </text:p>
      <text:p text:style-name="P2"/>
      <text:p text:style-name="P2">Ability to perform 03P greatly hampered by lack of music, or alternatively, music is a great enhancer.</text:p>
      <text:p text:style-name="P2"/>
      <text:p text:style-name="P2"><text:span text:style-name="T2">***************</text:span></text:p>
      <text:p text:style-name="P2"/>
      <text:p text:style-name="P2"/>
      <text:p text:style-name="P2"/>
      <text:p text:style-name="P2">Observation 02O</text:p>
      <text:p text:style-name="P2">Mon 03, 04, 23</text:p>
      <text:p text:style-name="P2">12:25</text:p>
      <text:p text:style-name="P2"/>
      <text:p text:style-name="P2">From the moment we got up, you wanted me to grind through the day. You tried hard to get motivated and have your heart burn, so that we didn't 'let up'. Observation: have some chill. Whatever your brain does to get you motivated, it can't do so 24/7 every day of the year, not without some unholy motivator. Upon remarking to ourselves to 'have some chill', our body responded overwhelmingly positively. It's a beautiful day today, and you don't have to grind every waking moment of your life. Choose your battles, and choose them wisely. So, observation: serenity is good.</text:p>
      <text:p text:style-name="P2"/>
      <text:p text:style-name="P2"><text:span text:style-name="T2">***************</text:span></text:p>
      <text:p text:style-name="P2"/>
      <text:p text:style-name="P2"/>
      <text:p text:style-name="P2"/>
      <text:p text:style-name="P2"/>
      <text:p text:style-name="P2">Document 05P: Dead stop</text:p>
      <text:p text:style-name="P2">Mon 03, 04, 23</text:p>
      <text:p text:style-name="P2">16:19</text:p>
      <text:p text:style-name="P2"/>
      <text:p text:style-name="Normal"><text:tab/>Proposition: remember what we have to focus on. Not writing, studying. Act accordingly. Rescinding 04P.</text:p>
      <text:p text:style-name="Normal"/>
      <text:p text:style-name="Normal"/>
      <text:p text:style-name="Normal"/>
      <text:p text:style-name="Normal"><text:tab/></text:p>
      <text:p text:style-name="Normal">------------------------------------------------------------------------------------------------------------------------------------------------------------------------------------------------------------------------------------------------------------------</text:p>
      <text:p text:style-name="P3"/>
      <text:p text:style-name="P3"/>
      <text:p text:style-name="Normal"/>
      <text:p text:style-name="Normal"/>
      <text:p text:style-name="Normal"/>
      <text:p text:style-name="P2">Document 06P: Modularizing 02P</text:p>
      <text:p text:style-name="P2">Tue 04, 04, 23</text:p>
      <text:p text:style-name="P2">15:57</text:p>
      <text:p text:style-name="Normal"/>
      <text:p text:style-name="Normal"><text:tab/>02P is still too generic to be implemented effectively. It will therefore be divided up into modules. While I do not know what the other modules will be, I can tell you the first one we'll work on: focus. When executing a task that requires some focus, give it your all. E.g.: when doing kanji, when studying, when playing chess. Deliberate focus is deliberate training. Deliberate training is key to growth. No need to rush other modules, your hands are full enough with everything you've got. Once you're satisfied with your focus, that is to say never, you may move on to the next step and search for a new module.</text:p>
      <text:p text:style-name="Normal"/>
      <text:p text:style-name="Normal"/>
      <text:p text:style-name="Normal"/>
      <text:p text:style-name="Normal"/>
      <text:p text:style-name="Normal"><text:tab/></text:p>
      <text:p text:style-name="Normal">------------------------------------------------------------------------------------------------------------------------------------------------------------------------------------------------------------------------------------------------------------------</text:p>
      <text:p text:style-name="P3"/>
      <text:p text:style-name="P3"/>
      <text:p text:style-name="Normal"/>
      <text:p text:style-name="Normal"/>
      <text:p text:style-name="Normal"/>
      <text:p text:style-name="P2">Document 07P: Kill Order</text:p>
      <text:p text:style-name="P2">Thu 06, 04, 23</text:p>
      <text:p text:style-name="P2">22:36</text:p>
      <text:p text:style-name="Normal"/>
      <text:p text:style-name="Normal"><text:tab/>Here's your first and probably only kill order that you'll receive from me. Kill the part of you that cringes. Embrace the cringe. If you don't understand what I mean, watch the video, <text:s text:c="1"/>it's eponym to the second sentence. This might be our tallest order yet. Or it might not, I don't know, and I don't care. However, the goal is simple. Freedom. To be yourself. Freedom to be yourself. And to get that, I have to free you. From yourself. Good luck. It won't be easy, and I don't care to give you words of encouragement, but good luck. There's a high chance of failure on first try, realistically. You will fall, realistically. But of course, we're no strangers to defeat. Sometimes you just won't defeat the part that cringes. Because you'll always have excuses. But the important part is that you remember. That it's a kill order. And that you do your best. Kill that part of yourself that cringes. Embrace the cringe. Our target is so well-defined, and I love it. I love it when things are so precise. You'll get your chances. In those chances, you'll find a million excellent excuses. And we have only one reason to go through. One reason, backed by your courage. One reason, backed by your courage. Freedom. Will you have the courage to take it? </text:p>
      <text:p text:style-name="Normal"><text:tab/>You said it so many times in the past, that freedom comes at a high price, but you never really knew what that cost would be. Here it is. Oh, actually, I'll give you credit. You did know. You just forget. Sigh, I underestimate our past selves too much. But now you do know. Now you do remember. The cost for freedom is your image. You may be a fool in everyone's eyes, but you'll be free. That's the material cost. the currency in use is courage. It's not a one time payment. You'll have to pay over and over and over again. Over and over and over again. You'll pay with your image. No, you'll pay with what you think is your image, you'll pay with how you think others perceive you. Ahh, it's getting complex to write down. Thoughts really make it easy. I envy you, Union. You too, Shiiro. I want your powers. Especially Shiiro's. Mah, that's enough rambling. It's a kill order. Good luck.</text:p>
      <text:p text:style-name="Normal"/>
      <text:p text:style-name="Normal"/>
      <text:p text:style-name="Normal"/>
      <text:p text:style-name="Normal"/>
      <text:p text:style-name="Normal"><text:tab/></text:p>
      <text:p text:style-name="Normal">------------------------------------------------------------------------------------------------------------------------------------------------------------------------------------------------------------------------------------------------------------------</text:p>
      <text:p text:style-name="P3"/>
      <text:p text:style-name="P3"/>
      <text:p text:style-name="Normal"/>
      <text:p text:style-name="Normal"/>
      <text:p text:style-name="Normal"/>
      <text:p text:style-name="P2">Document 02R: On 01P</text:p>
      <text:p text:style-name="P2">Fri 07, 04, 23</text:p>
      <text:p text:style-name="P2">13:35</text:p>
      <text:p text:style-name="P2"/>
      <text:p text:style-name="Normal"><text:tab/>Hm. We're not gaining awareness. At least, I don't feel so. Not working as intended? We'll need to consider this.</text:p>
      <text:p text:style-name="Normal"/>
      <text:p text:style-name="Normal"/>
      <text:p text:style-name="Normal"/>
      <text:p text:style-name="Normal"/>
      <text:p text:style-name="Normal"/>
      <text:p text:style-name="Normal"/>
      <text:p text:style-name="Normal"/>
      <text:p text:style-name="Normal">Closing file. goodby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